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F00000357B009C5C1672461C0.png" manifest:media-type="image/png"/>
  <manifest:file-entry manifest:full-path="Pictures/100000000000015F0000034A5CCB759031C7D960.png" manifest:media-type="image/png"/>
  <manifest:file-entry manifest:full-path="Pictures/100000000000014600000239D44D60F770293CB2.png" manifest:media-type="image/png"/>
  <manifest:file-entry manifest:full-path="Pictures/100000000000022400000261289DF3901420E636.png" manifest:media-type="image/png"/>
  <manifest:file-entry manifest:full-path="Pictures/100000000000064A0000035780D6AC635AD42D0A.png" manifest:media-type="image/png"/>
  <manifest:file-entry manifest:full-path="Pictures/100000000000030E0000021B9D4CA6CA35A56CE7.png" manifest:media-type="image/png"/>
  <manifest:file-entry manifest:full-path="Pictures/1000020100000500000000FB18514E932754991F.png" manifest:media-type="image/png"/>
  <manifest:file-entry manifest:full-path="Pictures/100002010000012C0000012C06347A6C14C758F3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020100000500000000B27FFDA7A12E845049.png" manifest:media-type="image/png"/>
  <manifest:file-entry manifest:full-path="Pictures/10000201000000D50000012CF807CEAEC3EFB6AD.png" manifest:media-type="image/png"/>
  <manifest:file-entry manifest:full-path="Pictures/100002010000030000000300B14003D1A35D96F9.png" manifest:media-type="image/png"/>
  <manifest:file-entry manifest:full-path="Pictures/10000000000002550000024D74876A8AF69BFBFE.png" manifest:media-type="image/png"/>
  <manifest:file-entry manifest:full-path="Pictures/10000201000001240000012CF37847C5255BF469.png" manifest:media-type="image/png"/>
  <manifest:file-entry manifest:full-path="Pictures/10000201000004B0000004B051A29432AF5FF47C.png" manifest:media-type="image/png"/>
  <manifest:file-entry manifest:full-path="Pictures/10000201000003000000030091F75765FF423501.png" manifest:media-type="image/png"/>
  <manifest:file-entry manifest:full-path="Pictures/10000201000009C4000009C4D2FD341EADEFAFE4.png" manifest:media-type="image/png"/>
  <manifest:file-entry manifest:full-path="Pictures/10000201000001F4000001F4E3F74C974DB8AD3E.png" manifest:media-type="image/png"/>
  <manifest:file-entry manifest:full-path="Pictures/10000000000000EE00000114AFD4504A4D640F4F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.584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26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Quest Stor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leksandra Kasaraba</text:p>
            <text:p>Bartosz Male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11.006cm" svg:height="1.53cm" svg:x="7.92cm" svg:y="13.598cm">
          <draw:image xlink:href="Pictures/1000020100000500000000B27FFDA7A12E845049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3.149cm" svg:height="3.149cm" svg:x="9.626cm" svg:y="4.251cm">
          <draw:image xlink:href="Pictures/10000201000009C4000009C4D2FD341EADEFAFE4.png" xlink:type="simple" xlink:show="embed" xlink:actuate="onLoad">
            <text:p/>
          </draw:image>
        </draw:frame>
        <draw:frame draw:style-name="gr2" draw:text-style-name="P3" draw:layer="layout" svg:width="2.089cm" svg:height="2.943cm" svg:x="12.311cm" svg:y="4.4cm">
          <draw:image xlink:href="Pictures/10000201000000D50000012CF807CEAEC3EFB6AD.png" xlink:type="simple" xlink:show="embed" xlink:actuate="onLoad">
            <text:p/>
          </draw:image>
        </draw:frame>
        <draw:frame draw:style-name="gr2" draw:text-style-name="P3" draw:layer="layout" svg:width="1.946cm" svg:height="2cm" svg:x="5cm" svg:y="6cm">
          <draw:image xlink:href="Pictures/10000201000001240000012CF37847C5255BF469.png" xlink:type="simple" xlink:show="embed" xlink:actuate="onLoad">
            <text:p/>
          </draw:image>
        </draw:frame>
        <draw:frame draw:style-name="gr2" draw:text-style-name="P3" draw:layer="layout" svg:width="3.889cm" svg:height="3.889cm" svg:x="4.911cm" svg:y="2.4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2.8cm" svg:height="2.8cm" svg:x="20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2" draw:text-style-name="P3" draw:layer="layout" svg:width="3.343cm" svg:height="3.343cm" svg:x="23.857cm" svg:y="9cm">
          <draw:image xlink:href="Pictures/100002010000012C0000012C06347A6C14C758F3.png" xlink:type="simple" xlink:show="embed" xlink:actuate="onLoad">
            <text:p/>
          </draw:image>
        </draw:frame>
        <draw:frame draw:style-name="gr2" draw:text-style-name="P3" draw:layer="layout" svg:width="11.874cm" svg:height="2.328cm" svg:x="7.726cm" svg:y="10.8cm">
          <draw:image xlink:href="Pictures/1000020100000500000000FB18514E932754991F.png" xlink:type="simple" xlink:show="embed" xlink:actuate="onLoad">
            <text:p/>
          </draw:image>
        </draw:frame>
        <draw:frame draw:style-name="gr2" draw:text-style-name="P3" draw:layer="layout" svg:width="3cm" svg:height="3cm" svg:x="14.2cm" svg:y="4.343cm">
          <draw:image xlink:href="Pictures/10000201000003000000030091F75765FF423501.png" xlink:type="simple" xlink:show="embed" xlink:actuate="onLoad">
            <text:p/>
          </draw:image>
        </draw:frame>
        <draw:custom-shape draw:style-name="gr3" draw:text-style-name="P4" draw:layer="layout" svg:width="2.6cm" svg:height="1.2cm" svg:x="7.2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2.2cm" svg:height="1cm" svg:x="2.8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RD</text:p>
          </draw:text-box>
        </draw:frame>
        <draw:frame draw:style-name="gr2" draw:text-style-name="P3" draw:layer="layout" svg:width="20.689cm" svg:height="14.26cm" svg:x="5.511cm" svg:y="0.6cm">
          <draw:image xlink:href="Pictures/100000000000030E0000021B9D4CA6CA35A56C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ML</text:p>
          </draw:text-box>
        </draw:frame>
        <draw:frame draw:style-name="gr2" draw:text-style-name="P3" draw:layer="layout" svg:width="27.517cm" svg:height="14.612cm" svg:x="0.2cm" svg:y="0.588cm">
          <draw:image xlink:href="Pictures/100000000000064A0000035780D6AC635AD42D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b</text:p>
          </draw:text-box>
        </draw:frame>
        <draw:frame draw:style-name="gr2" draw:text-style-name="P3" draw:layer="layout" svg:width="11.877cm" svg:height="13.2cm" svg:x="10.2cm" svg:y="2.2cm">
          <draw:image xlink:href="Pictures/100000000000022400000261289DF3901420E636.png" xlink:type="simple" xlink:show="embed" xlink:actuate="onLoad">
            <text:p/>
          </draw:image>
        </draw:frame>
        <draw:frame draw:style-name="gr5" draw:text-style-name="P4" draw:layer="layout" svg:width="9.572cm" svg:height="11.102cm" svg:x="0.2cm" svg:y="2.6cm">
          <draw:image xlink:href="Pictures/10000000000000EE00000114AFD4504A4D640F4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Project structure</text:p>
          </draw:text-box>
        </draw:frame>
        <draw:frame draw:style-name="gr2" draw:text-style-name="P3" draw:layer="layout" svg:width="8.624cm" svg:height="15.054cm" svg:x="10.2cm" svg:y="0.2cm">
          <draw:image xlink:href="Pictures/100000000000014600000239D44D60F770293CB2.png" xlink:type="simple" xlink:show="embed" xlink:actuate="onLoad">
            <text:p/>
          </draw:image>
        </draw:frame>
        <draw:frame draw:style-name="gr5" draw:text-style-name="P4" draw:layer="layout" svg:width="6.564cm" svg:height="15.749cm" svg:x="19.4cm" svg:y="0.001cm">
          <draw:image xlink:href="Pictures/100000000000015F0000034A5CCB759031C7D9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DO</text:p>
          </draw:text-box>
        </draw:frame>
        <draw:frame draw:style-name="gr5" draw:text-style-name="P4" draw:layer="layout" svg:width="11.77cm" svg:height="15.749cm" svg:x="14.43cm" svg:y="0.051cm">
          <draw:image xlink:href="Pictures/100000000000027F00000357B009C5C1672461C0.png" xlink:type="simple" xlink:show="embed" xlink:actuate="onLoad">
            <text:p/>
          </draw:image>
        </draw:frame>
        <draw:frame draw:style-name="gr5" draw:text-style-name="P4" draw:layer="layout" svg:width="12.601cm" svg:height="12.432cm" svg:x="0.8cm" svg:y="3cm">
          <draw:image xlink:href="Pictures/10000000000002550000024D74876A8AF69BFBF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6H2M27S</meta:editing-duration>
    <meta:editing-cycles>15</meta:editing-cycles>
    <meta:generator>LibreOffice/6.0.7.3$Linux_X86_64 LibreOffice_project/00m0$Build-3</meta:generator>
    <dc:title>Bright Blue</dc:title>
    <dc:date>2020-07-10T10:17:38.254207525</dc:date>
    <meta:document-statistic meta:object-count="71"/>
  </office:meta>
</office:document-meta>
</file>